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outline1">
      <style:graphic-properties draw:fill-color="#ffffff" draw:auto-grow-height="true" fo:min-height="13.859cm"/>
    </style:style>
    <style:style style:name="pr3" style:family="presentation" style:parent-style-name="Blue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placeholder="true">
          <draw:text-box/>
        </draw:frame>
        <draw:frame presentation:style-name="pr2" draw:text-style-name="P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creation-date>2011-10-06T14:13:31</meta:creation-date>
    <dc:language>fi-FI</dc:language>
    <meta:editing-cycles>2</meta:editing-cycles>
    <meta:editing-duration>PT56S</meta:editing-duration>
    <meta:initial-creator>Frasten </meta:initial-creator>
    <dc:date>2011-10-06T14:14:22</dc:date>
    <dc:creator>Frasten </dc:creator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Blue.otp"/>
  </office:meta>
</office:document-meta>
</file>